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800000006002FE06126.jpg" manifest:media-type="image/jpeg"/>
  <manifest:file-entry manifest:full-path="Pictures/1000000100000258000001A98538B735.png" manifest:media-type="image/png"/>
  <manifest:file-entry manifest:full-path="Pictures/10000001000001F400000175A50FC5BB.png" manifest:media-type="image/png"/>
  <manifest:file-entry manifest:full-path="Pictures/10000001000001F40000018594B31680.png" manifest:media-type="image/png"/>
  <manifest:file-entry manifest:full-path="Pictures/1000000100000400000002ABA8DCB879.png" manifest:media-type="image/png"/>
  <manifest:file-entry manifest:full-path="Pictures/100000010000019000000190CF67864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Fakepearl" svg:font-family="Fakepear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TC" svg:font-family="'Noto Sans CJK T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Tahoma" svg:font-family="Tahoma" style:font-pitch="variable"/>
    <style:font-face style:name="假粉圓" svg:font-family="假粉圓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ushWipe" smil:subtype="comb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NA-title">
      <style:graphic-properties fo:min-height="11.1cm" loext:decorative="false"/>
      <style:paragraph-properties style:writing-mode="lr-tb"/>
    </style:style>
    <style:style style:name="pr2" style:family="presentation" style:parent-style-name="DNA-title">
      <style:graphic-properties fo:min-height="3.169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title">
      <style:graphic-properties fo:min-height="2.6cm" loext:decorative="false"/>
      <style:paragraph-properties style:writing-mode="lr-tb"/>
    </style:style>
    <style:style style:name="pr5" style:family="presentation" style:parent-style-name="DNA-outline1">
      <style:graphic-properties fo:min-height="9.135cm" loext:decorative="false"/>
      <style:paragraph-properties style:writing-mode="lr-tb"/>
    </style:style>
    <style:style style:name="pr6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DNA-title">
      <style:graphic-properties draw:textarea-horizontal-align="center" draw:textarea-vertical-align="justify" draw:auto-grow-height="false" draw:auto-grow-width="true" fo:min-height="2.6cm" fo:min-width="22.5cm" loext:decorative="false"/>
      <style:paragraph-properties style:writing-mode="lr-tb"/>
    </style:style>
    <style:style style:name="pr8" style:family="presentation" style:parent-style-name="DNA-outline1">
      <style:graphic-properties fo:min-height="4.357cm" loext:decorative="false"/>
      <style:paragraph-properties style:writing-mode="lr-tb"/>
    </style:style>
    <style:style style:name="pr9" style:family="presentation" style:parent-style-name="DNA-title">
      <style:graphic-properties fo:min-height="2.753cm" loext:decorative="false"/>
      <style:paragraph-properties style:writing-mode="lr-tb"/>
    </style:style>
    <style:style style:name="co1" style:family="table-column">
      <style:table-column-properties style:column-width="7.333cm" style:use-optimal-column-width="false"/>
    </style:style>
    <style:style style:name="ro1" style:family="table-row">
      <style:table-row-properties style:row-height="2.099cm" style:use-optimal-row-height="false"/>
    </style:style>
    <style:style style:name="ro2" style:family="table-row">
      <style:table-row-properties style:row-height="2.103cm" style:use-optimal-row-height="false"/>
    </style:style>
    <style:style style:name="ce1" style:family="table-cell">
      <style:text-properties style:font-name="假粉圓" fo:font-size="36pt" style:font-name-asian="假粉圓" style:font-size-asian="36pt" style:font-size-complex="36pt"/>
    </style:style>
    <style:style style:name="ce2" style:family="table-cell">
      <style:text-properties style:font-name="假粉圓" fo:font-size="36pt" style:font-size-asian="36pt" style:font-size-complex="36pt"/>
    </style:style>
    <style:style style:name="P1" style:family="paragraph">
      <style:text-properties style:font-name="Fakepearl" fo:font-size="80pt" style:font-name-asian="Fakepearl" style:font-size-asian="80pt" style:font-size-complex="80pt"/>
    </style:style>
    <style:style style:name="P2" style:family="paragraph">
      <style:text-properties style:font-name="Fakepearl" fo:font-size="28pt" style:font-name-asian="Fakepearl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style:font-name="假粉圓" fo:font-size="60pt" style:font-name-asian="假粉圓" style:font-size-asian="60pt" style:font-size-complex="60pt"/>
    </style:style>
    <style:style style:name="P6" style:family="paragraph">
      <style:paragraph-properties fo:margin-left="0cm" fo:margin-right="0cm" fo:margin-top="0cm" fo:margin-bottom="0.374cm" fo:text-indent="0cm"/>
      <style:text-properties fo:font-size="28pt" style:font-size-asian="28pt" style:font-size-complex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style:text-properties style:font-name="假粉圓" fo:font-size="28pt" style:font-name-asian="假粉圓" style:font-size-asian="28pt" style:font-size-complex="28pt"/>
    </style:style>
    <style:style style:name="P11" style:family="paragraph">
      <style:text-properties style:font-name="假粉圓" style:font-name-asian="假粉圓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style:font-name="假粉圓" fo:font-size="24pt" style:font-name-asian="假粉圓" style:font-size-asian="24pt" style:font-size-complex="24pt"/>
    </style:style>
    <style:style style:name="P14" style:family="paragraph">
      <style:text-properties style:font-name="Fakepearl" style:font-name-asian="Fakepearl"/>
    </style:style>
    <style:style style:name="P15" style:family="paragraph">
      <style:text-properties style:font-name="假粉圓" fo:font-size="36pt" style:font-name-asian="假粉圓" style:font-size-asian="36pt" style:font-size-complex="36pt"/>
    </style:style>
    <style:style style:name="P16" style:family="paragraph">
      <style:text-properties style:font-name="假粉圓" fo:font-size="36pt" style:font-size-asian="36pt" style:font-size-complex="36pt"/>
    </style:style>
    <style:style style:name="T1" style:family="text">
      <style:text-properties style:font-name="Fakepearl" fo:font-size="80pt" style:font-name-asian="Fakepearl" style:font-size-asian="80pt" style:font-size-complex="80pt"/>
    </style:style>
    <style:style style:name="T2" style:family="text">
      <style:text-properties style:font-name="Fakepearl" fo:font-size="28pt" style:font-name-asian="Fakepearl" style:font-size-asian="28pt" style:font-size-complex="28pt"/>
    </style:style>
    <style:style style:name="T3" style:family="text">
      <style:text-properties style:font-name="假粉圓" fo:font-size="60pt" style:font-name-asian="假粉圓" style:font-size-asian="60pt" style:font-size-complex="60pt"/>
    </style:style>
    <style:style style:name="T4" style:family="text">
      <style:text-properties style:font-name="假粉圓" fo:font-size="28pt" style:font-name-asian="假粉圓" style:font-size-asian="28pt" style:font-size-complex="28pt"/>
    </style:style>
    <style:style style:name="T5" style:family="text">
      <style:text-properties style:font-name="假粉圓" style:font-name-asian="假粉圓"/>
    </style:style>
    <style:style style:name="T6" style:family="text">
      <style:text-properties style:font-name="假粉圓" fo:font-size="24pt" style:font-name-asian="假粉圓" style:font-size-asian="24pt" style:font-size-complex="24pt"/>
    </style:style>
    <style:style style:name="T7" style:family="text">
      <style:text-properties style:font-name="Fakepearl" fo:font-size="60pt" style:font-name-asian="Fakepearl" style:font-size-asian="60pt" style:font-size-complex="60pt"/>
    </style:style>
    <style:style style:name="T8" style:family="text">
      <style:text-properties style:font-name="Fakepearl" style:font-name-asian="Fakepearl"/>
    </style:style>
    <style:style style:name="T9" style:family="text">
      <style:text-properties style:font-name="Fakepearl" fo:font-size="24pt" style:font-name-asian="Fakepearl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30cm" svg:height="11.1cm" svg:x="-0.5cm" svg:y="0.4cm" presentation:class="title" presentation:user-transformed="true">
          <draw:text-box>
            <text:p><text:span text:style-name="T1">台大醫學系</text:span></text:p>
          </draw:text-box>
        </draw:frame>
        <draw:frame presentation:style-name="pr2" draw:text-style-name="P2" draw:layer="layout" svg:width="14.5cm" svg:height="3.169cm" svg:x="7.5cm" svg:y="9.5cm" presentation:class="title" presentation:user-transformed="true">
          <draw:text-box>
            <text:p><text:span text:style-name="T2">組員：</text:span><text:span text:style-name="T2">2</text:span><text:span text:style-name="T2">、</text:span><text:span text:style-name="T2">15</text:span><text:span text:style-name="T2">、</text:span><text:span text:style-name="T2">26</text:span></text:p>
          </draw:text-box>
        </draw:frame>
        <anim:par presentation:node-type="timing-root">
          <anim:par smil:begin="id1.begin">
            <anim:transitionFilter smil:dur="0.5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3" xml:id="id2" draw:id="id2">
        <office:forms form:automatic-focus="false" form:apply-design-mode="false"/>
        <draw:frame presentation:style-name="pr4" draw:text-style-name="P5" draw:layer="layout" svg:width="22.5cm" svg:height="2.6cm" svg:x="4.5cm" svg:y="0.6cm" presentation:class="title">
          <draw:text-box>
            <text:p text:style-name="P4"><text:span text:style-name="T3">簡介</text:span></text:p>
          </draw:text-box>
        </draw:frame>
        <draw:frame presentation:style-name="pr5" draw:text-style-name="P7" draw:layer="layout" svg:width="11.508cm" svg:height="9.134cm" svg:x="15.5cm" svg:y="3.8cm" presentation:class="outline" presentation:user-transformed="true">
          <draw:text-box>
            <text:list text:style-name="L2">
              <text:list-item>
                <text:p text:style-name="P6"><text:span text:style-name="T4">成立於 </text:span><text:span text:style-name="T4">1897 </text:span><text:span text:style-name="T4">年</text:span></text:p>
              </text:list-item>
              <text:list-item>
                <text:p text:style-name="P6"><text:span text:style-name="T4">前身為醫學講習所</text:span></text:p>
              </text:list-item>
              <text:list-item>
                <text:p text:style-name="P6"><text:span text:style-name="T4">擁有附屬醫學系</text:span></text:p>
              </text:list-item>
              <text:list-item>
                <text:p text:style-name="P6"><text:span text:style-name="T4">擁有附屬台大醫院</text:span></text:p>
              </text:list-item>
              <text:list-item>
                <text:p text:style-name="P6"><text:span text:style-name="T4">社會所認為的最高學</text:span><text:span text:style-name="T4">府</text:span></text:p>
              </text:list-item>
            </text:list>
          </draw:text-box>
        </draw:frame>
        <draw:frame draw:style-name="gr2" draw:text-style-name="P8" draw:layer="layout" svg:width="9.181cm" svg:height="9.181cm" svg:x="5.5cm" svg:y="3.921cm">
          <draw:image xlink:href="Pictures/100000010000019000000190CF67864A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0.5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" xml:id="id3" draw:id="id3">
        <office:forms form:automatic-focus="false" form:apply-design-mode="false"/>
        <draw:frame presentation:style-name="pr4" draw:text-style-name="P5" draw:layer="layout" svg:width="22.5cm" svg:height="2.6cm" svg:x="4.5cm" svg:y="0.6cm" presentation:class="title" presentation:user-transformed="true">
          <draw:text-box>
            <text:p><text:span text:style-name="T3">學習內容</text:span></text:p>
          </draw:text-box>
        </draw:frame>
        <draw:frame presentation:style-name="pr5" draw:text-style-name="P10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4">基礎、臨床醫</text:span><text:span text:style-name="T4">學、通識課程</text:span></text:p>
              </text:list-item>
              <text:list-item>
                <text:p><text:span text:style-name="T4">畢業後學生所</text:span><text:span text:style-name="T4">擁有的專業能</text:span><text:span text:style-name="T4">力：</text:span></text:p>
                <text:list>
                  <text:list-item>
                    <text:p><text:span text:style-name="T4">診斷</text:span></text:p>
                  </text:list-item>
                  <text:list-item>
                    <text:p><text:span text:style-name="T4">治療</text:span></text:p>
                  </text:list-item>
                  <text:list-item>
                    <text:p><text:span text:style-name="T4">預防生心</text:span><text:span text:style-name="T4">疾病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0.5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4T34" xml:id="id4" draw:id="id4">
        <office:forms form:automatic-focus="false" form:apply-design-mode="false"/>
        <draw:frame presentation:style-name="pr7" draw:text-style-name="P5" draw:layer="layout" svg:width="22.5cm" svg:height="2.6cm" svg:x="4.5cm" svg:y="0.6cm" presentation:class="title">
          <draw:text-box>
            <text:p><text:span text:style-name="T3">學習方法</text:span></text:p>
          </draw:text-box>
        </draw:frame>
        <draw:frame presentation:style-name="pr8" draw:text-style-name="P11" draw:layer="layout" svg:width="7.244cm" svg:height="4.356cm" svg:x="12.107cm" svg:y="3.8cm" presentation:class="outline">
          <draw:text-box>
            <text:list text:style-name="L2">
              <text:list-header>
                <text:p><text:span text:style-name="T5">2.</text:span><text:span text:style-name="T5">整合</text:span></text:p>
              </text:list-header>
            </text:list>
          </draw:text-box>
        </draw:frame>
        <draw:frame presentation:style-name="pr8" draw:text-style-name="P13" draw:layer="layout" svg:width="11.5cm" svg:height="4.356cm" svg:x="17.731cm" svg:y="3.8cm" presentation:class="outline" presentation:user-transformed="true">
          <draw:text-box>
            <text:list text:style-name="L2">
              <text:list-header>
                <text:p text:style-name="P12"><text:span text:style-name="T6">3.</text:span><text:span text:style-name="T6">資料蒐集與小組討論</text:span></text:p>
              </text:list-header>
            </text:list>
          </draw:text-box>
        </draw:frame>
        <draw:frame presentation:style-name="pr8" draw:text-style-name="P11" draw:layer="layout" svg:width="10.5cm" svg:height="4.356cm" svg:x="5cm" svg:y="8.644cm" presentation:class="outline" presentation:user-transformed="true">
          <draw:text-box>
            <text:list text:style-name="L2">
              <text:list-header>
                <text:p><text:span text:style-name="T5">4.</text:span><text:span text:style-name="T5">邏輯推理及思辨</text:span></text:p>
              </text:list-header>
            </text:list>
          </draw:text-box>
        </draw:frame>
        <draw:frame presentation:style-name="pr8" draw:text-style-name="P11" draw:layer="layout" svg:width="7.244cm" svg:height="4.356cm" svg:x="12.256cm" svg:y="8.644cm" presentation:class="outline" presentation:user-transformed="true">
          <draw:text-box>
            <text:list text:style-name="L2">
              <text:list-header>
                <text:p><text:span text:style-name="T5">5.</text:span><text:span text:style-name="T5">實習</text:span></text:p>
              </text:list-header>
            </text:list>
          </draw:text-box>
        </draw:frame>
        <draw:frame presentation:style-name="pr8" draw:text-style-name="P11" draw:layer="layout" svg:width="7.244cm" svg:height="4.356cm" svg:x="5cm" svg:y="3.8cm" presentation:class="outline" presentation:user-transformed="true">
          <draw:text-box>
            <text:list text:style-name="L4">
              <text:list-header>
                <text:p><text:span text:style-name="T5">1.</text:span><text:span text:style-name="T5">閱讀</text:span></text:p>
              </text:list-header>
            </text:list>
          </draw:text-box>
        </draw:frame>
        <draw:frame draw:style-name="gr2" draw:text-style-name="P8" draw:layer="layout" svg:width="5.107cm" svg:height="3.407cm" svg:x="6.345cm" svg:y="4.893cm">
          <draw:image xlink:href="Pictures/1000000100000400000002ABA8DCB879.png" xlink:type="simple" xlink:show="embed" xlink:actuate="onLoad" draw:mime-type="image/png">
            <text:p/>
          </draw:image>
        </draw:frame>
        <draw:frame draw:style-name="gr2" draw:text-style-name="P8" draw:layer="layout" svg:width="4.901cm" svg:height="3.656cm" svg:x="13.5cm" svg:y="4.844cm">
          <draw:image xlink:href="Pictures/10000001000001F400000175A50FC5BB.png" xlink:type="simple" xlink:show="embed" xlink:actuate="onLoad" draw:mime-type="image/png">
            <text:p/>
          </draw:image>
        </draw:frame>
        <draw:frame draw:style-name="gr2" draw:text-style-name="P8" draw:layer="layout" svg:width="5cm" svg:height="3.541cm" svg:x="20cm" svg:y="4.959cm">
          <draw:image xlink:href="Pictures/1000000100000258000001A98538B735.png" xlink:type="simple" xlink:show="embed" xlink:actuate="onLoad" draw:mime-type="image/png">
            <text:p/>
          </draw:image>
        </draw:frame>
        <draw:frame draw:style-name="gr2" draw:text-style-name="P8" draw:layer="layout" svg:width="5.142cm" svg:height="4cm" svg:x="6.5cm" svg:y="10cm">
          <draw:image xlink:href="Pictures/10000001000001F40000018594B31680.png" xlink:type="simple" xlink:show="embed" xlink:actuate="onLoad" draw:mime-type="image/png">
            <text:p/>
          </draw:image>
        </draw:frame>
        <draw:frame draw:style-name="gr2" draw:text-style-name="P8" draw:layer="layout" svg:width="5.577cm" svg:height="4.183cm" svg:x="13.5cm" svg:y="9.953cm">
          <draw:image xlink:href="Pictures/1000000000000800000006002FE06126.jpg" xlink:type="simple" xlink:show="embed" xlink:actuate="onLoad" draw:mime-type="image/jpeg">
            <text:p/>
          </draw:image>
        </draw:frame>
        <anim:par presentation:node-type="timing-root">
          <anim:par smil:begin="id4.begin">
            <anim:transitionFilter smil:dur="0.5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1" xml:id="id5" draw:id="id5">
        <office:forms form:automatic-focus="false" form:apply-design-mode="false"/>
        <draw:frame presentation:style-name="pr9" draw:text-style-name="P14" draw:layer="layout" svg:width="22.5cm" svg:height="2.965cm" svg:x="4.5cm" svg:y="0.418cm" presentation:class="title" presentation:user-transformed="true">
          <draw:text-box>
            <text:p><text:span text:style-name="T7">多元入學管道</text:span><text:span text:style-name="T8"><text:line-break/></text:span><text:span text:style-name="T9"><text:a xlink:href="https://www.cac.edu.tw/apply113/system/ColQry_vforStu113apply_GF84ad9zx/html/113_001242.htm?v=1.0" xlink:type="simple">簡章超連結</text:a></text:span></text:p>
          </draw:text-box>
        </draw:frame>
        <draw:frame draw:style-name="gr3" draw:layer="layout" svg:width="21.998cm" svg:height="10.498cm" svg:x="4.933cm" svg:y="3.567cm" presentation:class="table" presentation:user-transformed="true">
          <table:table table:template-name="blue-dark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5">科目</text:p>
              </table:table-cell>
              <table:table-cell>
                <text:p text:style-name="P15">檢定</text:p>
              </table:table-cell>
              <table:table-cell>
                <text:p text:style-name="P15">篩選倍率</text:p>
              </table:table-cell>
            </table:table-row>
            <table:table-row table:style-name="ro1" table:default-cell-style-name="ce1">
              <table:table-cell>
                <text:p text:style-name="P15">國文</text:p>
              </table:table-cell>
              <table:table-cell>
                <text:p text:style-name="P15">頂標</text:p>
              </table:table-cell>
              <table:table-cell table:style-name="ce2">
                <text:p text:style-name="P16">2</text:p>
              </table:table-cell>
            </table:table-row>
            <table:table-row table:style-name="ro1" table:default-cell-style-name="ce1">
              <table:table-cell>
                <text:p text:style-name="P15">英文</text:p>
              </table:table-cell>
              <table:table-cell>
                <text:p text:style-name="P15">頂標</text:p>
              </table:table-cell>
              <table:table-cell table:style-name="ce2">
                <text:p text:style-name="P16">2</text:p>
              </table:table-cell>
            </table:table-row>
            <table:table-row table:style-name="ro1" table:default-cell-style-name="ce1">
              <table:table-cell>
                <text:p text:style-name="P15">數學A</text:p>
              </table:table-cell>
              <table:table-cell>
                <text:p text:style-name="P15">頂標</text:p>
              </table:table-cell>
              <table:table-cell table:style-name="ce2">
                <text:p text:style-name="P16">2</text:p>
              </table:table-cell>
            </table:table-row>
            <table:table-row table:style-name="ro2" table:default-cell-style-name="ce1">
              <table:table-cell>
                <text:p text:style-name="P15">自然</text:p>
              </table:table-cell>
              <table:table-cell>
                <text:p text:style-name="P15">頂標</text:p>
              </table:table-cell>
              <table:table-cell table:style-name="ce2">
                <text:p text:style-name="P16">2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0.5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Fakepearl" svg:font-family="Fakepear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TC" svg:font-family="'Noto Sans CJK T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Tahoma" svg:font-family="Tahoma" style:font-pitch="variable"/>
    <style:font-face style:name="假粉圓" svg:font-family="假粉圓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TW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DejaVu Sans" fo:font-family="'DejaVu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style:style style:name="orange-title" style:family="table-cell" style:parent-style-name="default">
      <loext:graphic-properties draw:fill="solid" draw:fill-color="#ff860d"/>
      <style:text-properties fo:color="#ffffff" loext:opacity="100%"/>
    </style:style>
    <style:style style:name="orange-title-with-border" style:family="table-cell" style:parent-style-name="default">
      <loext:graphic-properties draw:fill="solid" draw:fill-color="#ff860d"/>
      <style:paragraph-properties fo:border="0.28pt solid #666666"/>
      <style:text-properties fo:color="#ffffff" loext:opacity="100%"/>
    </style:style>
    <style:style style:name="orange-banded" style:family="table-cell" style:parent-style-name="default">
      <loext:graphic-properties draw:fill="solid" draw:fill-color="#ffb66c"/>
    </style:style>
    <style:style style:name="orange-normal" style:family="table-cell" style:parent-style-name="default">
      <loext:graphic-properties draw:fill="solid" draw:fill-color="#ffdbb6"/>
    </style:style>
    <style:style style:name="teal-title" style:family="table-cell" style:parent-style-name="default">
      <loext:graphic-properties draw:fill="solid" draw:fill-color="#50938a"/>
      <style:text-properties fo:color="#ffffff" loext:opacity="100%"/>
    </style:style>
    <style:style style:name="teal-title-with-border" style:family="table-cell" style:parent-style-name="default">
      <loext:graphic-properties draw:fill="solid" draw:fill-color="#50938a"/>
      <style:paragraph-properties fo:border="0.28pt solid #666666"/>
      <style:text-properties fo:color="#ffffff" loext:opacity="100%"/>
    </style:style>
    <style:style style:name="teal-banded" style:family="table-cell" style:parent-style-name="default">
      <loext:graphic-properties draw:fill="solid" draw:fill-color="#b3cac7"/>
    </style:style>
    <style:style style:name="teal-normal" style:family="table-cell" style:parent-style-name="default">
      <loext:graphic-properties draw:fill="solid" draw:fill-color="#dee7e5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3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47:42.048433091</meta:creation-date>
    <meta:editing-duration>PT26M19S</meta:editing-duration>
    <meta:editing-cycles>5</meta:editing-cycles>
    <meta:generator>LibreOffice/24.2.3.2$Linux_X86_64 LibreOffice_project/420$Build-2</meta:generator>
    <dc:title>DNA</dc:title>
    <dc:date>2024-05-25T00:29:05.274037363</dc:date>
    <meta:document-statistic meta:object-count="132"/>
  </office:meta>
</office:document-meta>
</file>